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  <table:table-cell/>
          <table:table-cell table:style-name="ce2" office:value-type="date" office:date-value="2006-01-01">
            <text:p>2006-Ja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  <table:table-cell/>
          <table:table-cell table:style-name="ce2" office:value-type="date" office:date-value="2006-02-01">
            <text:p>2006-Fe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  <table:table-cell/>
          <table:table-cell table:style-name="ce2" office:value-type="date" office:date-value="2006-03-01">
            <text:p>2006-M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  <table:table-cell/>
          <table:table-cell table:style-name="ce2" office:value-type="date" office:date-value="2006-04-01">
            <text:p>2006-Ap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  <table:table-cell/>
          <table:table-cell table:style-name="ce2" office:value-type="date" office:date-value="2006-05-01">
            <text:p>2006-May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  <table:table-cell/>
          <table:table-cell table:style-name="ce2" office:value-type="date" office:date-value="2006-06-01">
            <text:p>2006-Jun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  <table:table-cell/>
          <table:table-cell table:style-name="ce2" office:value-type="date" office:date-value="2006-07-01">
            <text:p>2006-Jul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  <table:table-cell/>
          <table:table-cell table:style-name="ce2" office:value-type="date" office:date-value="2006-08-01">
            <text:p>2006-Aug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  <table:table-cell/>
          <table:table-cell table:style-name="ce2" office:value-type="date" office:date-value="2006-09-01">
            <text:p>2006-Sep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  <table:table-cell/>
          <table:table-cell table:style-name="ce2" office:value-type="date" office:date-value="2006-10-01">
            <text:p>2006-Oct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  <table:table-cell/>
          <table:table-cell table:style-name="ce2" office:value-type="date" office:date-value="2006-11-01">
            <text:p>2006-Nov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  <table:table-cell/>
          <table:table-cell table:style-name="ce2" office:value-type="date" office:date-value="2006-12-01">
            <text:p>2006-Dec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  <table:table-cell/>
          <table:table-cell table:style-name="ce2" office:value-type="date" office:date-value="2007-01-01">
            <text:p>2007-Jan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  <table:table-cell/>
          <table:table-cell table:style-name="ce2" office:value-type="date" office:date-value="2007-02-01">
            <text:p>2007-Feb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  <table:table-cell/>
          <table:table-cell table:style-name="ce2" office:value-type="date" office:date-value="2007-03-01">
            <text:p>2007-Mar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  <table:table-cell/>
          <table:table-cell table:style-name="ce2" office:value-type="date" office:date-value="2007-04-01">
            <text:p>2007-Apr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  <table:table-cell/>
          <table:table-cell table:style-name="ce2" office:value-type="date" office:date-value="2007-05-01">
            <text:p>2007-May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  <table:table-cell/>
          <table:table-cell table:style-name="ce2" office:value-type="date" office:date-value="2007-06-01">
            <text:p>2007-Jun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  <table:table-cell/>
          <table:table-cell table:style-name="ce2" office:value-type="date" office:date-value="2007-07-01">
            <text:p>2007-Jul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ce2" office:value-type="date" office:date-value="2007-08-01">
            <text:p>2007-Aug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formula="of:=[.E16]-[.E14]" office:value-type="float" office:value="791">
            <text:p>791</text:p>
          </table:table-cell>
          <table:table-cell table:number-columns-repeated="9"/>
          <table:table-cell table:style-name="ce2" office:value-type="date" office:date-value="2007-09-01">
            <text:p>2007-Sep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ce2" office:value-type="date" office:date-value="2007-10-01">
            <text:p>2007-Oct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float" office:value="1136329200">
            <text:p>1136329200</text:p>
          </table:table-cell>
          <table:table-cell table:style-name="ce1" office:value-type="date" office:date-value="2006-01-04">
            <text:p>2006-01-04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54">
            <text:p>254</text:p>
          </table:table-cell>
          <table:table-cell table:number-columns-repeated="3"/>
          <table:table-cell table:style-name="ce2" office:value-type="date" office:date-value="2007-11-01">
            <text:p>2007-Nov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">
            <text:p>12</text:p>
          </table:table-cell>
          <table:table-cell office:value-type="float" office:value="1136847600">
            <text:p>1136847600</text:p>
          </table:table-cell>
          <table:table-cell table:style-name="ce1" office:value-type="date" office:date-value="2006-01-10">
            <text:p>2006-01-10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54">
            <text:p>254</text:p>
          </table:table-cell>
          <table:table-cell table:number-columns-repeated="3"/>
          <table:table-cell table:style-name="ce2" office:value-type="date" office:date-value="2007-12-01">
            <text:p>2007-Dec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style-name="ce1" office:value-type="date" office:date-value="2006-02-15">
            <text:p>2006-02-15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[.K23]+123" office:value-type="float" office:value="377">
            <text:p>377</text:p>
          </table:table-cell>
          <table:table-cell table:number-columns-repeated="3"/>
          <table:table-cell table:style-name="ce2" office:value-type="date" office:date-value="2008-01-01">
            <text:p>2008-Jan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56">
            <text:p>456</text:p>
          </table:table-cell>
          <table:table-cell office:value-type="float" office:value="1142722800">
            <text:p>1142722800</text:p>
          </table:table-cell>
          <table:table-cell table:style-name="ce1" office:value-type="date" office:date-value="2006-03-19">
            <text:p>2006-03-1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[.K24]+123" office:value-type="float" office:value="377">
            <text:p>377</text:p>
          </table:table-cell>
          <table:table-cell table:number-columns-repeated="3"/>
          <table:table-cell table:style-name="ce2" office:value-type="date" office:date-value="2008-02-01">
            <text:p>2008-Feb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">
            <text:p>65</text:p>
          </table:table-cell>
          <table:table-cell office:value-type="float" office:value="1202252400">
            <text:p>1202252400</text:p>
          </table:table-cell>
          <table:table-cell table:style-name="ce1" office:value-type="date" office:date-value="2008-02-06">
            <text:p>2008-02-06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377">
            <text:p>377</text:p>
          </table:table-cell>
          <table:table-cell table:number-columns-repeated="3"/>
          <table:table-cell table:style-name="ce2" office:value-type="date" office:date-value="2008-03-01">
            <text:p>2008-Mar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4">
            <text:p>654</text:p>
          </table:table-cell>
          <table:table-cell office:value-type="float" office:value="1205017200">
            <text:p>1205017200</text:p>
          </table:table-cell>
          <table:table-cell table:style-name="ce1" office:value-type="date" office:date-value="2008-03-09">
            <text:p>2008-03-0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456">
            <text:p>456</text:p>
          </table:table-cell>
          <table:table-cell table:formula="of:=[.K25]+654" office:value-type="float" office:value="1031">
            <text:p>1031</text:p>
          </table:table-cell>
          <table:table-cell table:number-columns-repeated="3"/>
          <table:table-cell table:style-name="ce2" office:value-type="date" office:date-value="2008-04-01">
            <text:p>2008-Apr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00">
            <text:p>300</text:p>
          </table:table-cell>
          <table:table-cell office:value-type="float" office:value="1288566000">
            <text:p>1288566000</text:p>
          </table:table-cell>
          <table:table-cell table:style-name="ce1" office:value-type="date" office:date-value="2010-11-01">
            <text:p>2010-11-0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5-01">
            <text:p>2008-May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50">
            <text:p>50</text:p>
          </table:table-cell>
          <table:table-cell office:value-type="float" office:value="1289170800">
            <text:p>1289170800</text:p>
          </table:table-cell>
          <table:table-cell table:style-name="ce1" office:value-type="date" office:date-value="2010-11-08">
            <text:p>2010-11-08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6-01">
            <text:p>2008-Jun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00">
            <text:p>100</text:p>
          </table:table-cell>
          <table:table-cell office:value-type="float" office:value="1293836400">
            <text:p>1293836400</text:p>
          </table:table-cell>
          <table:table-cell table:style-name="ce1" office:value-type="date" office:date-value="2011-01-01">
            <text:p>2011-01-01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7-01">
            <text:p>2008-Jul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79954">
            <text:p>79954</text:p>
          </table:table-cell>
          <table:table-cell office:value-type="float" office:value="1294095600">
            <text:p>1294095600</text:p>
          </table:table-cell>
          <table:table-cell table:style-name="ce1" office:value-type="date" office:date-value="2011-01-04">
            <text:p>2011-01-04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2" office:value-type="date" office:date-value="2008-08-01">
            <text:p>2008-Aug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80000">
            <text:p>80000</text:p>
          </table:table-cell>
          <table:table-cell office:value-type="float" office:value="1294614000">
            <text:p>1294614000</text:p>
          </table:table-cell>
          <table:table-cell table:style-name="ce1" office:value-type="date" office:date-value="2011-01-10">
            <text:p>2011-01-10</text:p>
          </table:table-cell>
          <table:table-cell office:value-type="float" office:value="69">
            <text:p>69</text:p>
          </table:table-cell>
          <table:table-cell/>
          <table:table-cell table:style-name="ce1" office:value-type="date" office:date-value="2006-01-10">
            <text:p>2006-01-10</text:p>
          </table:table-cell>
          <table:table-cell office:value-type="float" office:value="1136847600">
            <text:p>11368476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09-01">
            <text:p>2008-Sep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200">
            <text:p>200</text:p>
          </table:table-cell>
          <table:table-cell office:value-type="float" office:value="1296514800">
            <text:p>1296514800</text:p>
          </table:table-cell>
          <table:table-cell table:style-name="ce1" office:value-type="date" office:date-value="2011-02-01">
            <text:p>2011-02-01</text:p>
          </table:table-cell>
          <table:table-cell office:value-type="float" office:value="80">
            <text:p>80</text:p>
          </table:table-cell>
          <table:table-cell/>
          <table:table-cell table:style-name="ce1" office:value-type="date" office:date-value="2006-02-15">
            <text:p>2006-02-15</text:p>
          </table:table-cell>
          <table:table-cell office:value-type="float" office:value="1139958000">
            <text:p>1139958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10-01">
            <text:p>2008-Oct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756">
            <text:p>81756</text:p>
          </table:table-cell>
          <table:table-cell office:value-type="float" office:value="1296946800">
            <text:p>1296946800</text:p>
          </table:table-cell>
          <table:table-cell table:style-name="ce1" office:value-type="date" office:date-value="2011-02-06">
            <text:p>2011-02-06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06-03-19">
            <text:p>2006-03-19</text:p>
          </table:table-cell>
          <table:table-cell office:value-type="float" office:value="1142722800">
            <text:p>11427228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11-01">
            <text:p>2008-Nov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3000">
            <text:p>83000</text:p>
          </table:table-cell>
          <table:table-cell office:value-type="float" office:value="1297724400">
            <text:p>1297724400</text:p>
          </table:table-cell>
          <table:table-cell table:style-name="ce1" office:value-type="date" office:date-value="2011-02-15">
            <text:p>2011-02-15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0-11-01">
            <text:p>2010-11-01</text:p>
          </table:table-cell>
          <table:table-cell office:value-type="float" office:value="1288566000">
            <text:p>12885660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8-12-01">
            <text:p>2008-Dec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2547">
            <text:p>82547</text:p>
          </table:table-cell>
          <table:table-cell office:value-type="float" office:value="1299625200">
            <text:p>1299625200</text:p>
          </table:table-cell>
          <table:table-cell table:style-name="ce1" office:value-type="date" office:date-value="2011-03-09">
            <text:p>2011-03-0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01">
            <text:p>2011-01-01</text:p>
          </table:table-cell>
          <table:table-cell office:value-type="float" office:value="1293836400">
            <text:p>1293836400</text:p>
          </table:table-cell>
          <table:table-cell office:value-type="string">
            <text:p>NULL</text:p>
          </table:table-cell>
          <table:table-cell table:number-columns-repeated="3"/>
          <table:table-cell table:style-name="ce2" office:value-type="date" office:date-value="2009-01-01">
            <text:p>2009-Jan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1756">
            <text:p>81756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500">
            <text:p>81500</text:p>
          </table:table-cell>
          <table:table-cell office:value-type="float" office:value="1300489200">
            <text:p>1300489200</text:p>
          </table:table-cell>
          <table:table-cell table:style-name="ce1" office:value-type="date" office:date-value="2011-03-19">
            <text:p>2011-03-1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10">
            <text:p>2011-01-10</text:p>
          </table:table-cell>
          <table:table-cell office:value-type="float" office:value="1294614000">
            <text:p>1294614000</text:p>
          </table:table-cell>
          <table:table-cell office:value-type="float" office:value="35">
            <text:p>35</text:p>
          </table:table-cell>
          <table:table-cell table:number-columns-repeated="3"/>
          <table:table-cell table:style-name="ce2" office:value-type="date" office:date-value="2009-02-01">
            <text:p>2009-Feb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2547">
            <text:p>82547</text:p>
          </table:table-cell>
          <table:table-cell office:value-type="float" office:value="177">
            <text:p>177</text:p>
          </table:table-cell>
          <table:table-cell/>
          <table:table-cell table:style-name="Default" office:value-type="float" office:value="70">
            <text:p>70</text:p>
          </table:table-cell>
          <table:table-cell office:value-type="float" office:value="1304200800">
            <text:p>1304200800</text:p>
          </table:table-cell>
          <table:table-cell table:style-name="ce1" office:value-type="date" office:date-value="2011-05-01">
            <text:p>2011-05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01">
            <text:p>2011-02-01</text:p>
          </table:table-cell>
          <table:table-cell office:value-type="float" office:value="1296514800">
            <text:p>1296514800</text:p>
          </table:table-cell>
          <table:table-cell office:value-type="float" office:value="35">
            <text:p>35</text:p>
          </table:table-cell>
          <table:table-cell table:number-columns-repeated="3"/>
          <table:table-cell table:style-name="ce2" office:value-type="date" office:date-value="2009-03-01">
            <text:p>2009-Mar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00">
            <text:p>400</text:p>
          </table:table-cell>
          <table:table-cell office:value-type="float" office:value="1306879200">
            <text:p>1306879200</text:p>
          </table:table-cell>
          <table:table-cell table:style-name="ce1" office:value-type="date" office:date-value="2011-06-01">
            <text:p>2011-06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15">
            <text:p>2011-02-15</text:p>
          </table:table-cell>
          <table:table-cell office:value-type="float" office:value="1297724400">
            <text:p>1297724400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2" office:value-type="date" office:date-value="2009-04-01">
            <text:p>2009-Apr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8"/>
          <table:table-cell table:style-name="ce1" office:value-type="date" office:date-value="2011-03-19">
            <text:p>2011-03-19</text:p>
          </table:table-cell>
          <table:table-cell office:value-type="float" office:value="1300489200">
            <text:p>1300489200</text:p>
          </table:table-cell>
          <table:table-cell office:value-type="float" office:value="155">
            <text:p>155</text:p>
          </table:table-cell>
          <table:table-cell table:number-columns-repeated="3"/>
          <table:table-cell table:style-name="ce2" office:value-type="date" office:date-value="2009-05-01">
            <text:p>2009-May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6-01">
            <text:p>2009-Jun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7-01">
            <text:p>2009-Jul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8-01">
            <text:p>2009-Aug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09-01">
            <text:p>2009-Sep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10-01">
            <text:p>2009-Oct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11-01">
            <text:p>2009-Nov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14"/>
          <table:table-cell table:style-name="ce2" office:value-type="date" office:date-value="2009-12-01">
            <text:p>2009-Dec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1-01">
            <text:p>2010-Jan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2-01">
            <text:p>2010-Feb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3-01">
            <text:p>2010-Mar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4-01">
            <text:p>2010-Apr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5-01">
            <text:p>2010-May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6-01">
            <text:p>2010-Jun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7-01">
            <text:p>2010-Jul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8-01">
            <text:p>2010-Aug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09-01">
            <text:p>2010-Sep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10-01">
            <text:p>2010-Oct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11-01">
            <text:p>2010-Nov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14"/>
          <table:table-cell table:style-name="ce2" office:value-type="date" office:date-value="2010-12-01">
            <text:p>2010-Dec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1-01">
            <text:p>2011-Jan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2-01">
            <text:p>2011-Feb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3-01">
            <text:p>2011-Mar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4-01">
            <text:p>2011-Apr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14"/>
          <table:table-cell table:style-name="ce2" office:value-type="date" office:date-value="2011-05-01">
            <text:p>2011-May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14"/>
          <table:table-cell table:style-name="ce2" office:value-type="date" office:date-value="2011-06-01">
            <text:p>2011-Jun</text:p>
          </table:table-cell>
          <table:table-cell office:value-type="float" office:value="65">
            <text:p>65</text:p>
          </table:table-cell>
          <table:table-cell/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7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textual="true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2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12T12:07:53</dc:date>
    <dc:creator>Raffaele Bolliger</dc:creator>
    <meta:editing-duration>P7DT19H53M15S</meta:editing-duration>
    <meta:editing-cycles>30</meta:editing-cycles>
    <meta:generator>LibreOffice/3.3$Unix LibreOffice_project/330m19$Build-202</meta:generator>
    <meta:document-statistic meta:table-count="3" meta:cell-count="520" meta:object-count="0"/>
  </office:meta>
</office:document-meta>
</file>